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06cm" draw:marker-start-width="1.422cm" draw:marker-end-width="1.422cm" draw:textarea-horizontal-align="justify" draw:textarea-vertical-align="middle" draw:auto-grow-height="false" fo:min-height="0.691cm" fo:min-width="2.148cm" fo:padding-top="0.328cm" fo:padding-bottom="0.328cm" fo:padding-left="0.453cm" fo:padding-right="0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452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457cm" fo:min-width="6.506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77cm" fo:min-width="3.18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905cm" svg:x="22.59cm" svg:y="14.462cm">
          <text:p text:style-name="P1">Rope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1.254cm">
          <text:p text:style-name="P1">ContestantBenc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588cm" svg:height="2.286cm" svg:x="6.08cm" svg:y="5.064cm">
          <text:p text:style-name="P1">PlayGrou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588cm" svg:height="2.286cm" svg:x="6.08cm" svg:y="8.874cm">
          <text:p text:style-name="P1">RefereeSi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588cm" svg:height="2.286cm" svg:x="0cm" svg:y="5.318cm">
          <text:p text:style-name="P1">General</text:p>
          <text:p text:style-name="P1">Information</text:p>
          <text:p text:style-name="P1">Repositor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588cm" svg:height="2.286cm" svg:x="28.682cm" svg:y="0.955cm">
          <text:p text:style-name="P1">Contest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28.813cm" svg:y="4.429cm">
          <text:p text:style-name="P1">Refe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28.813cm" svg:y="8.239cm">
          <text:p text:style-name="P1">Coa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906cm" svg:height="2.413cm" svg:x="16.24cm" svg:y="2.524cm">
          <text:p text:style-name="P1">contestants[i][j]</text:p>
          <text:p text:style-name="P1"><text:span text:style-name="T1">0 &lt;= i &lt; 2</text:span><text:span text:style-name="T1"><text:line-break/></text:span><text:span text:style-name="T1">0 &lt;= j &lt; NUMBER_OF_PLAYERS_IN_THE_BE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07cm" svg:height="2.159cm" svg:x="17.891cm" svg:y="6.588cm">
          <text:p text:style-name="P1">coaches[i]</text:p>
          <text:p text:style-name="P1"><text:span text:style-name="T1">i&lt;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07cm" svg:height="2.159cm" svg:x="17.764cm" svg:y="10.525cm">
          <text:p text:style-name="P1">rf<text:line-break/>(refere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24cm" svg:y1="3.794cm" svg:x2="11.668cm" svg:y2="2.397cm">
          <text:p/>
        </draw:line>
        <draw:line draw:style-name="gr5" draw:text-style-name="P3" draw:layer="layout" svg:x1="16.24cm" svg:y1="3.794cm" svg:x2="11.668cm" svg:y2="6.207cm">
          <text:p/>
        </draw:line>
        <draw:line draw:style-name="gr5" draw:text-style-name="P3" draw:layer="layout" svg:x1="17.891cm" svg:y1="7.731cm" svg:x2="10.906cm" svg:y2="3.286cm">
          <text:p/>
        </draw:line>
        <draw:line draw:style-name="gr5" draw:text-style-name="P3" draw:layer="layout" svg:x1="17.891cm" svg:y1="7.731cm" svg:x2="10.906cm" svg:y2="7.096cm">
          <text:p/>
        </draw:line>
        <draw:line draw:style-name="gr5" draw:text-style-name="P3" draw:layer="layout" svg:x1="17.891cm" svg:y1="7.731cm" svg:x2="11.668cm" svg:y2="10.017cm">
          <text:p/>
        </draw:line>
        <draw:line draw:style-name="gr5" draw:text-style-name="P3" draw:layer="layout" svg:x1="17.764cm" svg:y1="11.668cm" svg:x2="10.144cm" svg:y2="3.413cm">
          <text:p/>
        </draw:line>
        <draw:line draw:style-name="gr5" draw:text-style-name="P3" draw:layer="layout" svg:x1="17.764cm" svg:y1="11.668cm" svg:x2="9.001cm" svg:y2="7.35cm">
          <text:p/>
        </draw:line>
        <draw:line draw:style-name="gr5" draw:text-style-name="P3" draw:layer="layout" svg:x1="17.764cm" svg:y1="11.668cm" svg:x2="11.668cm" svg:y2="10.144cm">
          <text:p/>
        </draw:line>
        <draw:line draw:style-name="gr5" draw:text-style-name="P3" draw:layer="layout" svg:x1="5.953cm" svg:y1="2.397cm" svg:x2="2.905cm" svg:y2="5.318cm">
          <text:p/>
        </draw:line>
        <draw:line draw:style-name="gr5" draw:text-style-name="P3" draw:layer="layout" svg:x1="6.08cm" svg:y1="6.207cm" svg:x2="5.445cm" svg:y2="6.461cm">
          <text:p/>
        </draw:line>
        <draw:line draw:style-name="gr5" draw:text-style-name="P3" draw:layer="layout" svg:x1="6.08cm" svg:y1="10.017cm" svg:x2="2.651cm" svg:y2="7.604cm">
          <text:p/>
        </draw:line>
        <draw:line draw:style-name="gr5" draw:text-style-name="P3" draw:layer="layout" svg:x1="24.876cm" svg:y1="14.335cm" svg:x2="24.749cm" svg:y2="4.556cm">
          <text:p/>
        </draw:line>
        <draw:line draw:style-name="gr5" draw:text-style-name="P3" draw:layer="layout" svg:x1="24.876cm" svg:y1="14.462cm" svg:x2="23.098cm" svg:y2="7.731cm">
          <text:p/>
        </draw:line>
        <draw:line draw:style-name="gr5" draw:text-style-name="P3" draw:layer="layout" svg:x1="24.495cm" svg:y1="14.462cm" svg:x2="22.971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1:17:45.976295945</meta:creation-date>
    <dc:date>2016-03-22T22:17:15.821102934</dc:date>
    <meta:editing-duration>PT10M</meta:editing-duration>
    <meta:editing-cycles>1</meta:editing-cycles>
    <meta:document-statistic meta:object-count="25"/>
    <meta:generator>LibreOffice/5.1.1.3$Linux_X86_64 LibreOffice_project/89f508ef3ecebd2cfb8e1def0f0ba9a803b88a6d</meta:generator>
  </office:meta>
</office:document-meta>
</file>